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3deb5" officeooo:paragraph-rsid="0023deb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3deb5" officeooo:paragraph-rsid="0025110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51109" officeooo:paragraph-rsid="0025110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51109" officeooo:paragraph-rsid="0026efb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51109" officeooo:paragraph-rsid="002a05e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877c" officeooo:paragraph-rsid="0028877c"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fo:font-size="12pt" fo:font-weight="normal" officeooo:rsid="0023deb5" officeooo:paragraph-rsid="0023deb5" style:font-size-asian="10.5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officeooo:rsid="0023deb5" officeooo:paragraph-rsid="00251109" style:font-size-asian="10.5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251109" officeooo:paragraph-rsid="0026efb8" style:font-size-asian="10.5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fo:font-size="12pt" fo:font-weight="normal" officeooo:rsid="00251109" officeooo:paragraph-rsid="002a05e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a05e1" officeooo:paragraph-rsid="002a05e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b8b1b" officeooo:paragraph-rsid="002b8b1b"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3e"/>
    </style:style>
    <style:style style:name="T3" style:family="text">
      <style:text-properties officeooo:rsid="001edd77"/>
    </style:style>
    <style:style style:name="T4" style:family="text">
      <style:text-properties officeooo:rsid="0021c440"/>
    </style:style>
    <style:style style:name="T5" style:family="text">
      <style:text-properties officeooo:rsid="0021e566"/>
    </style:style>
    <style:style style:name="T6" style:family="text">
      <style:text-properties officeooo:rsid="002238dd"/>
    </style:style>
    <style:style style:name="T7" style:family="text">
      <style:text-properties officeooo:rsid="0023deb5"/>
    </style:style>
    <style:style style:name="T8" style:family="text">
      <style:text-properties officeooo:rsid="00245c6e"/>
    </style:style>
    <style:style style:name="T9" style:family="text">
      <style:text-properties officeooo:rsid="00251109"/>
    </style:style>
    <style:style style:name="T10" style:family="text">
      <style:text-properties officeooo:rsid="0028877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 for passing a pipe and crushing, respectively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12">e=0.5: <text:span text:style-name="T2">gets stuck – </text:span><text:span text:style-name="T6">800 episodes</text:span><text:span text:style-name="T2"> </text:span><text:span text:style-name="T3">(test_id=1)</text:span></text:p>
        </text:list-item>
        <text:list-item>
          <text:p text:style-name="P12">e=0.1: <text:span text:style-name="T4">gets stuck – </text:span><text:span text:style-name="T6">800 episodes </text:span><text:span text:style-name="T4">(test_id=2)</text:span></text:p>
        </text:list-item>
        <text:list-item>
          <text:p text:style-name="P12">e=0.<text:span text:style-name="T4">8</text:span>: <text:span text:style-name="T5">gets stuck – </text:span><text:span text:style-name="T6">800 episodes </text:span><text:span text:style-name="T5">(test_id=3)</text:span></text:p>
        </text:list-item>
        <text:list-item>
          <text:p text:style-name="P13">decaying: <text:span text:style-name="T7">gets stuck – 800 episodes (test_id=4)</text:span></text:p>
        </text:list-item>
      </text:list>
      <text:p text:style-name="P5"/>
      <text:p text:style-name="P6">Change reward (decreasing collision reward -10→ -100):</text:p>
      <text:list text:style-name="L2">
        <text:list-item>
          <text:p text:style-name="P14">e=0.1: <text:span text:style-name="T9">gets stuck – 800 episodes </text:span><text:span text:style-name="T8">(test_id=5)</text:span></text:p>
        </text:list-item>
        <text:list-item>
          <text:p text:style-name="P15">e=0.5: <text:span text:style-name="T9">gets stuck – 800 episodes </text:span><text:span text:style-name="T8">(test_id=6)</text:span></text:p>
        </text:list-item>
        <text:list-item>
          <text:p text:style-name="P15">e=0.8: <text:span text:style-name="T9">gets stuck – 800 episodes </text:span><text:span text:style-name="T8">(test_id=7)</text:span></text:p>
        </text:list-item>
        <text:list-item>
          <text:p text:style-name="P15">decaying: <text:span text:style-name="T9">gets stuck – 800 episodes </text:span><text:span text:style-name="T8">(test_id=8)</text:span></text:p>
        </text:list-item>
      </text:list>
      <text:p text:style-name="P7"/>
      <text:p text:style-name="P8">The reward did not make any difference. Proceeding with increasing the memory size before start updating network. Wait until memory fills with 100 * batch_size instead of 3 * batch_size.</text:p>
      <text:list text:style-name="L3">
        <text:list-item>
          <text:p text:style-name="P16">e=0.1: gets stuck – 800 episodes (test_id=9)</text:p>
        </text:list-item>
        <text:list-item>
          <text:p text:style-name="P16">e=0.5: gets stuck – 800 episodes (test_id=10)</text:p>
        </text:list-item>
        <text:list-item>
          <text:p text:style-name="P16">e=0.8: gets stuck – 800 episodes (test_id=11)</text:p>
        </text:list-item>
        <text:list-item>
          <text:p text:style-name="P16">decaying: gets stuck – 800 episodes (test_id=12)</text:p>
        </text:list-item>
      </text:list>
      <text:p text:style-name="P9"/>
      <text:p text:style-name="P11">Reward and memory size before training did not work. Proceeding with Tau parameter from 0.005 to 0.5 (harder updates on the model).</text:p>
      <text:list text:continue-numbering="true" text:style-name="L3">
        <text:list-item>
          <text:p text:style-name="P17">e=0.1: gets stuck – 800 episodes (test_id=<text:span text:style-name="T10">13</text:span>)</text:p>
        </text:list-item>
        <text:list-item>
          <text:p text:style-name="P17">e=0.5: gets stuck – 800 episodes (test_id=1<text:span text:style-name="T10">4</text:span>)</text:p>
        </text:list-item>
        <text:list-item>
          <text:p text:style-name="P17">e=0.8: <text:s/>gets stuck – 800 episodes (test_id=1<text:span text:style-name="T10">5</text:span>)</text:p>
        </text:list-item>
        <text:list-item>
          <text:p text:style-name="P17">decaying: gets stuck – 800 episodes (test_id=16)</text:p>
        </text:list-item>
      </text:list>
      <text:p text:style-name="P10"/>
      <text:p text:style-name="P18">The model gets stuck in many cases. Tried reducing memory size before training starts and different rewards, but it does not seem to converge.</text:p>
      <text:p text:style-name="P18"/>
      <text:p text:style-name="P19">Perhaps I should let it run a long time in case it becomes unst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3T00:28:00.835980642</dc:date>
    <meta:editing-duration>PT1H12M50S</meta:editing-duration>
    <meta:editing-cycles>16</meta:editing-cycles>
    <meta:generator>LibreOffice/7.6.7.2$Linux_X86_64 LibreOffice_project/60$Build-2</meta:generator>
    <meta:document-statistic meta:table-count="0" meta:image-count="0" meta:object-count="0" meta:page-count="1" meta:paragraph-count="25" meta:word-count="373" meta:character-count="2279" meta:non-whitespace-character-count="1924"/>
  </office:meta>
</office:document-meta>
</file>